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bdf8" officeooo:paragraph-rsid="0014bdf8"/>
    </style:style>
    <style:style style:name="P2" style:family="paragraph" style:parent-style-name="Standard">
      <style:text-properties officeooo:rsid="001714e1" officeooo:paragraph-rsid="001714e1"/>
    </style:style>
    <style:style style:name="P3" style:family="paragraph" style:parent-style-name="Standard">
      <style:text-properties officeooo:rsid="001714e1" officeooo:paragraph-rsid="0017f675"/>
    </style:style>
    <style:style style:name="P4" style:family="paragraph" style:parent-style-name="Standard">
      <style:text-properties officeooo:rsid="0017f675" officeooo:paragraph-rsid="0017f675"/>
    </style:style>
    <style:style style:name="P5" style:family="paragraph" style:parent-style-name="Standard">
      <style:text-properties officeooo:rsid="001852b1" officeooo:paragraph-rsid="001852b1"/>
    </style:style>
    <style:style style:name="P6" style:family="paragraph" style:parent-style-name="Standard">
      <style:text-properties officeooo:rsid="0018abe6" officeooo:paragraph-rsid="0018abe6"/>
    </style:style>
    <style:style style:name="P7" style:family="paragraph" style:parent-style-name="Standard">
      <style:text-properties officeooo:rsid="00193bdd" officeooo:paragraph-rsid="00193bdd"/>
    </style:style>
    <style:style style:name="P8" style:family="paragraph" style:parent-style-name="Standard">
      <style:text-properties officeooo:rsid="001b0a49" officeooo:paragraph-rsid="001b0a49"/>
    </style:style>
    <style:style style:name="P9" style:family="paragraph" style:parent-style-name="Standard">
      <style:text-properties officeooo:rsid="001bc8c8" officeooo:paragraph-rsid="001bc8c8"/>
    </style:style>
    <style:style style:name="P10" style:family="paragraph" style:parent-style-name="Standard">
      <style:text-properties officeooo:rsid="001bd910" officeooo:paragraph-rsid="001bd910"/>
    </style:style>
    <style:style style:name="P11" style:family="paragraph" style:parent-style-name="Standard">
      <style:text-properties officeooo:rsid="001e966d" officeooo:paragraph-rsid="001e966d"/>
    </style:style>
    <style:style style:name="T1" style:family="text">
      <style:text-properties officeooo:rsid="0017f675"/>
    </style:style>
    <style:style style:name="T2" style:family="text">
      <style:text-properties officeooo:rsid="0018abe6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e966d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S7- inter process communication IPC</text:p>
      <text:p text:style-name="P1"/>
      <text:p text:style-name="P1">readings</text:p>
      <text:p text:style-name="P1"/>
      <text:p text:style-name="P1"/>
      <text:p text:style-name="P1">keywords</text:p>
      <text:p text:style-name="P1"/>
      <text:p text:style-name="P1"/>
      <text:p text:style-name="P1"/>
      <text:p text:style-name="P1">shell commands:</text:p>
      <text:p text:style-name="P1">ipcmk – create various ipc resources. Allow u to create shared memory segments, message queues or semaphore arrays.</text:p>
      <text:p text:style-name="P1"/>
      <text:p text:style-name="P1">Ipcrm – remove a message queue, semaphore set or shared memory id. Removes systerm V ipc objects and associated date structures from the system (must be super user).</text:p>
      <text:p text:style-name="P1">System V ipc objects are 3 types:</text:p>
      <text:p text:style-name="P1">1- shared memory. Removed only after all currently attached processes have detached.</text:p>
      <text:p text:style-name="P1">2 – message queues. Deletion is immediate, regardless of whether any process still holds an ipc identifier for the object.</text:p>
      <text:p text:style-name="P1">3 – semaphores. As seen above.</text:p>
      <text:p text:style-name="P1"/>
      <text:p text:style-name="P1">Ipcs – provides info on ipc</text:p>
      <text:p text:style-name="P1"/>
      <text:p text:style-name="P1"/>
      <text:p text:style-name="P2">system calls:</text:p>
      <text:p text:style-name="P2"/>
      <text:p text:style-name="P2"/>
      <text:p text:style-name="P2"/>
      <text:p text:style-name="P2">q:</text:p>
      <text:p text:style-name="P2">1. write 10 ways of ipc</text:p>
      <text:p text:style-name="P2">a:</text:p>
      <text:p text:style-name="P3">1. <text:span text:style-name="T1">shared memory – reading and writing to a specified memory location.</text:span></text:p>
      <text:p text:style-name="P3"><text:span text:style-name="T1">Fastest form of ipc, because they all share the same piece of memory.</text:span></text:p>
      <text:p text:style-name="P4">The kernel doesnt synchronize accesses, hence the user must do so ( semaphores ).</text:p>
      <text:p text:style-name="P5">shared mem is a multiple of the system page size ( on linux 4kb, can be obtained by calling the getpagesize function).</text:p>
      <text:p text:style-name="P5">Allocation of shared memory – <text:span text:style-name="T5">shmget (shared memory get)</text:span></text:p>
      <text:p text:style-name="P5"/>
      <text:p text:style-name="P5">int segment_is = shmget(shm_key, getpagesize(), IPC_CREAT | S_IRUSR | S_IWUSER);</text:p>
      <text:p text:style-name="P8">(creates a new shared memory segment if shm_key is not in use, readable and writeble to the owner only)</text:p>
      <text:p text:style-name="P5"/>
      <text:p text:style-name="P5">shm_key – interger key, beware of how to choose a uniq key. <text:span text:style-name="T2">Use a special constant IPC_PRIVATE</text:span></text:p>
      <text:p text:style-name="P6">as the key value that guarantess that a new memory is created.</text:p>
      <text:p text:style-name="P6"/>
      <text:p text:style-name="P6">Second parameter – number of bytes in the segment. The actuall allocated bytes are rounded up to a int multiple of the page size.</text:p>
      <text:p text:style-name="P6"/>
      <text:p text:style-name="P6">Third parameter – this is bitwise of flag values that specify options to shmget:</text:p>
      <text:p text:style-name="P6">IPC_CREAT – indicate that a new segment should be created.</text:p>
      <text:p text:style-name="P6"/>
      <text:p text:style-name="P6">IPC_EXCL – always used with IPC_CREAT, <text:s/>cuases shmget to fail if a segment key already exists. <text:soft-page-break/>Ensures an exclusive segment. If the flag Is not given, and the given key exists, shmget returns the existing segment instead of creating a new one.</text:p>
      <text:p text:style-name="P6"/>
      <text:p text:style-name="P6">Mode flags – 9 bit value indication permissions granted to </text:p>
      <text:p text:style-name="P6">owner, group, world</text:p>
      <text:p text:style-name="P6">control access to the segment.</text:p>
      <text:p text:style-name="P7">Easy way to set permissions is to use the constants defined in &lt;sys/stat.h&gt; ( documented in section 2 stat man page).</text:p>
      <text:p text:style-name="P4"/>
      <text:p text:style-name="P4"/>
      <text:p text:style-name="P4">2. mapped memory – similar to shared memory, except that it is associated with a file in the file system.</text:p>
      <text:p text:style-name="P4">3. pips – sequential communication from one processes to a related processes.</text:p>
      <text:p text:style-name="P4">4. FIFO – similar to pipes, except that unrelated processes can communicate because the pipe is given a name in the filesystem.</text:p>
      <text:p text:style-name="P4">5. sockets – communication between unrelated processes even on different computers.</text:p>
      <text:p text:style-name="P4"/>
      <text:p text:style-name="P4"/>
      <text:p text:style-name="P9"><text:span text:style-name="T5">Shmat ( shared memory attach) –</text:span> needed to make shared memory segment available.</text:p>
      <text:p text:style-name="P9"/>
      <text:p text:style-name="P9">First parameter – shmid that returned from shmget</text:p>
      <text:p text:style-name="P9"/>
      <text:p text:style-name="P9">second parameter – a pointer that specifies where in your processe address space u want to map the shared memory. Using NULL , linux will choose.</text:p>
      <text:p text:style-name="P9"/>
      <text:p text:style-name="P9">Third parameter – a flag which can include :</text:p>
      <text:p text:style-name="P9"/>
      <text:p text:style-name="P9">SHM_RND – the 2<text:span text:style-name="T3">nd</text:span> parameter, the address should be rounded down to multiple of the page size. If not used, the user must page align the 2<text:span text:style-name="T3">nd</text:span> parameter.</text:p>
      <text:p text:style-name="P9"/>
      <text:p text:style-name="P9">SHM_RDONLY – indicates that it is read only.</text:p>
      <text:p text:style-name="P9"/>
      <text:p text:style-name="P9">The returned value is the address of the attached shared segment.</text:p>
      <text:p text:style-name="P9">Children created by FORK inherit the segment and can detach.</text:p>
      <text:p text:style-name="P9"/>
      <text:p text:style-name="P9"><text:span text:style-name="T5">Shmdt ( shared memory detach)</text:span> – send it as parameter the address returned from SHMAT. If alreadly deallocated, and this was the last process using it, it is removed.</text:p>
      <text:p text:style-name="P9"/>
      <text:p text:style-name="P9">Calls to EXIT and any EXEC family automatically detach segments.</text:p>
      <text:p text:style-name="P9"/>
      <text:p text:style-name="P9"/>
      <text:p text:style-name="P10">Shmctl ( shared memory control) – returns info and can modify it.</text:p>
      <text:p text:style-name="P10">1<text:span text:style-name="T3">st</text:span> parameter – the shared memory identifier</text:p>
      <text:p text:style-name="P10"/>
      <text:p text:style-name="P10">2<text:span text:style-name="T3">nd</text:span> parameter – <text:span text:style-name="T6">to obtain info pass IPC_STAT and a pointer to a STRUCT SHMID_DS.</text:span></text:p>
      <text:p text:style-name="P10"><text:tab/><text:tab/> <text:s/><text:span text:style-name="T6">To remove, pass IPC_RMID and NULL. The segment is removed when the last process that is attached to is is finally detaches it.</text:span></text:p>
      <text:p text:style-name="P10"/>
      <text:p text:style-name="P11">Each segment must be deallocated usint SHMCTL to avoid violating the systemwide limit on the total numver of shared memory segments.</text:p>
      <text:p text:style-name="P11"/>
      <text:p text:style-name="P11">EXIT and EXEC detaches memory segments but does not <text:span text:style-name="T5">DELLOCATES</text:span><text:span text:style-name="T7"> them.</text:span></text:p>
      <text:p text:style-name="P11"><text:soft-page-break/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3:48:22.802729673</meta:creation-date>
    <dc:date>2016-05-15T16:13:56.903655139</dc:date>
    <meta:editing-duration>PT2H10M14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3" meta:paragraph-count="52" meta:word-count="652" meta:character-count="3927" meta:non-whitespace-character-count="3294"/>
  </office:meta>
</office:document-meta>
</file>